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 table:number-rows-repeated="2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htmltext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1">11/10/2007</text:date>, <text:time>17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11T17:20:43</dc:date>
    <dc:language>fr-FR</dc:language>
    <meta:editing-cycles>115</meta:editing-cycles>
    <meta:editing-duration>P6DT20H11M25S</meta:editing-duration>
    <meta:user-defined meta:name="Info 1"/>
    <meta:user-defined meta:name="Info 2"/>
    <meta:user-defined meta:name="Info 3"/>
    <meta:user-defined meta:name="Info 4"/>
    <meta:document-statistic meta:table-count="2" meta:cell-count="284"/>
  </office:meta>
</office:document-meta>
</file>